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gradient-name="Gradient_20_2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02cm"/>
    </style:style>
    <style:style style:name="gr2" style:family="graphic" style:parent-style-name="standard">
      <style:graphic-properties draw:stroke="none" draw:fill="none" fo:min-height="5.354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3.98cm" fo:min-width="22.358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0.914cm" fo:min-width="24.89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1.645cm"/>
    </style:style>
    <style:style style:name="gr7" style:family="graphic" style:parent-style-name="standard">
      <style:graphic-properties draw:stroke="none" draw:fill="none" fo:min-height="2.636cm"/>
    </style:style>
    <style:style style:name="gr8" style:family="graphic" style:parent-style-name="standard" style:list-style-name="L4">
      <style:graphic-properties draw:stroke="none" draw:fill="none" fo:min-height="6.573cm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1" style:family="paragraph">
      <style:text-properties fo:font-size="24pt"/>
    </style:style>
    <style:style style:name="P2" style:family="paragraph">
      <loext:graphic-properties draw:fill="none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.2999992370605pt" style:font-size-asian="16pt" style:font-size-complex="16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2999992370605pt" style:font-size-asian="16pt" style:font-size-complex="16pt" fo:hyphenate="false"/>
    </style:style>
    <style:style style:name="P8" style:family="paragraph">
      <loext:graphic-properties draw:fill="none"/>
    </style:style>
    <style:style style:name="P9" style:family="paragraph">
      <style:paragraph-properties fo:line-height="150%"/>
    </style:style>
    <style:style style:name="P10" style:family="paragraph">
      <loext:graphic-properties draw:fill="none"/>
      <style:paragraph-properties fo:line-height="150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font-style="normal" style:text-underline-style="none" fo:font-weight="bold" style:font-name-asian="DejaVu Sans" style:font-size-asian="17pt" style:font-style-asian="normal" style:font-weight-asian="bold" style:font-name-complex="DejaVu Sans" style:font-size-complex="17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DejaVu Sans" style:font-size-asian="17pt" style:font-style-asian="normal" style:font-weight-asian="normal" style:font-name-complex="DejaVu Sans" style:font-size-complex="1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3cm" text:min-label-width="1.42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2" draw:layer="layout" svg:width="16.474cm" svg:height="2.752cm" svg:x="5.4cm" svg:y="9.152cm">
          <draw:text-box>
            <text:p text:style-name="P1"><text:span text:style-name="T1">Studio Projektowe 1 </text:span></text:p>
          </draw:text-box>
        </draw:frame>
        <draw:frame draw:style-name="gr2" draw:text-style-name="P2" draw:layer="layout" svg:width="12.631cm" svg:height="5.604cm" svg:x="7.769cm" svg:y="13.066cm">
          <draw:text-box>
            <text:p text:style-name="P1"><text:span text:style-name="T2">Członkowie zespołu :</text:span></text:p>
            <text:p text:style-name="P1"><text:span text:style-name="T2">Bartłomiej Łazarczyk </text:span></text:p>
            <text:p text:style-name="P1"><text:span text:style-name="T2">Jakub Kacorzyk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>
        <office:forms form:automatic-focus="false" form:apply-design-mode="false"/>
        <draw:custom-shape draw:name="CustomShape 1" draw:style-name="gr4" draw:text-style-name="P5" draw:layer="layout" svg:width="22.857cm" svg:height="4.229cm" svg:x="1.389cm" svg:y="0.174cm">
          <text:p text:style-name="P4"><text:span text:style-name="T1">Harmonogram projekt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5.397cm" svg:height="21.163cm" svg:x="0cm" svg:y="4.408cm">
          <text:list text:style-name="L3">
            <text:list-item>
              <text:p text:style-name="P6"><text:span text:style-name="T3">Tydzień 1: </text:span><text:span text:style-name="T3">Przygotowanie </text:span><text:span text:style-name="T3">projektu oraz </text:span><text:span text:style-name="T3">środowiska </text:span><text:span text:style-name="T3">developerskiego </text:span><text:span text:style-name="T3">opartego na </text:span><text:span text:style-name="T3">Docker, utworzenie </text:span><text:span text:style-name="T3">repozytorium</text:span></text:p>
            </text:list-item>
            <text:list-item>
              <text:p text:style-name="P6"><text:span text:style-name="T3">Tydzień 2: </text:span><text:span text:style-name="T3">Uzyskanie dostępu </text:span><text:span text:style-name="T3">do informacji z </text:span><text:span text:style-name="T3">wydziału </text:span><text:span text:style-name="T3">EAIiIB(np. Plan </text:span><text:span text:style-name="T3">zajęć) lub </text:span><text:span text:style-name="T3">stworzenie </text:span><text:span text:style-name="T3">własnej bazy </text:span><text:span text:style-name="T3">danych </text:span><text:span text:style-name="T3">reprezentującej </text:span><text:span text:style-name="T3">dane z uczelni</text:span></text:p>
            </text:list-item>
            <text:list-item>
              <text:p text:style-name="P6"><text:span text:style-name="T3">Tydzień 3: </text:span><text:span text:style-name="T3">Rozpoczęcie prac </text:span><text:span text:style-name="T3">nad stroną back-</text:span><text:span text:style-name="T3">end, stworzenie </text:span><text:span text:style-name="T3">prostej aplikacji </text:span><text:span text:style-name="T3">REST'owej na </text:span><text:span text:style-name="T3">frameworku Spring </text:span><text:span text:style-name="T3">w języku Java</text:span></text:p>
            </text:list-item>
            <text:list-item>
              <text:p text:style-name="P6"><text:span text:style-name="T3">Tydzień 4: Dalsze </text:span><text:span text:style-name="T3">prace nad stroną </text:span><text:span text:style-name="T3">back-end, </text:span><text:span text:style-name="T3">stworzenie </text:span><text:span text:style-name="T3">większości </text:span><text:span text:style-name="T3">potrzebnych end-</text:span><text:span text:style-name="T3">point'ów</text:span></text:p>
            </text:list-item>
            <text:list-item>
              <text:p text:style-name="P6"><text:span text:style-name="T3">Tydzień 5: Prosta </text:span><text:span text:style-name="T3">strona </text:span><text:span text:style-name="T3">wykorzystująca </text:span><text:span text:style-name="T3">framework </text:span><text:span text:style-name="T3">Angular, panel </text:span><text:span text:style-name="T3">logowania, </text:span><text:span text:style-name="T3">wymiana </text:span><text:span text:style-name="T3">informacji z </text:span><text:span text:style-name="T3">przygotowaną </text:span><text:span text:style-name="T3">wcześniej </text:span><text:span text:style-name="T3">aplikacją REST</text:span></text:p>
            </text:list-item>
            <text:list-item>
              <text:p text:style-name="P6"><text:span text:style-name="T3">Tydzień 6: </text:span><text:span text:style-name="T3">Stworzenie </text:span><text:span text:style-name="T3">'wyglądu bota' w </text:span><text:span text:style-name="T3">postaci </text:span><text:span text:style-name="T3">komunikatora</text:span></text:p>
            </text:list-item>
            <text:list-item>
              <text:p text:style-name="P6"><text:span text:style-name="T4">Tydzień 7.8: Strona </text:span><text:span text:style-name="T4">machine learning </text:span><text:span text:style-name="T4">wykorzystująca </text:span><text:span text:style-name="T4">DialogFlow, </text:span><text:span text:style-name="T4">zapoznanie się z </text:span><text:span text:style-name="T4">wymienioną </text:span><text:span text:style-name="T4">wcześniej </text:span><text:span text:style-name="T4">technologią, </text:span><text:span text:style-name="T4">stworzenie </text:span><text:span text:style-name="T4">odpowiedniej </text:span><text:span text:style-name="T4">komunikacji</text:span></text:p>
            </text:list-item>
            <text:list-item>
              <text:p text:style-name="P6"><text:span text:style-name="T4">Tydzień 9: </text:span><text:span text:style-name="T4">Stworzenie w </text:span><text:span text:style-name="T4">Angularze </text:span><text:span text:style-name="T4">reprezentacji planu </text:span><text:span text:style-name="T4">oraz innych </text:span><text:span text:style-name="T4">założonych </text:span><text:span text:style-name="T4">funkcjonalności</text:span></text:p>
            </text:list-item>
            <text:list-item>
              <text:p text:style-name="P6"><text:span text:style-name="T4">Tydzień 10: </text:span><text:span text:style-name="T4">Dopracowanie strony </text:span><text:span text:style-name="T4">front-end</text:span></text:p>
            </text:list-item>
            <text:list-item>
              <text:p text:style-name="P6"><text:span text:style-name="T4">Tydzień 11: </text:span><text:span text:style-name="T4">Kompletna integracja </text:span><text:span text:style-name="T4">back-end, front-end, </text:span><text:span text:style-name="T4">Dialog-Flow, </text:span><text:span text:style-name="T4">dopracowanie </text:span><text:span text:style-name="T4">aplikacji</text:span></text:p>
            </text:list-item>
            <text:list-item>
              <text:p text:style-name="P6"><text:span text:style-name="T4">Tydzień 12,13: Testy </text:span><text:span text:style-name="T4">aplikacji, poprawki, </text:span><text:span text:style-name="T4">dopracowanie </text:span><text:span text:style-name="T4">aplikacji <text:s/></text:span></text:p>
            </text:list-item>
          </text:list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6" draw:text-style-name="P8" draw:layer="layout" svg:width="8.52cm" svg:height="1.895cm" svg:x="9.88cm" svg:y="1.705cm">
          <draw:text-box>
            <text:p><text:span text:style-name="T6">Tydzień 6</text:span></text:p>
          </draw:text-box>
        </draw:frame>
        <draw:frame draw:style-name="gr7" draw:text-style-name="P8" draw:layer="layout" svg:width="28.285cm" svg:height="2.886cm" svg:x="0.129cm" svg:y="8.98cm">
          <draw:text-box>
            <text:p><text:span text:style-name="T7"/></text:p>
            <text:p><text:span text:style-name="T7"/></text:p>
          </draw:text-box>
        </draw:frame>
        <draw:frame draw:style-name="gr8" draw:text-style-name="P10" draw:layer="layout" svg:width="24.314cm" svg:height="6.823cm" svg:x="2.286cm" svg:y="4.705cm">
          <draw:text-box>
            <text:list text:style-name="L4">
              <text:list-item>
                <text:p text:style-name="P9"><text:span text:style-name="T6"><text:s/></text:span><text:span text:style-name="T6">Stworzenie wyglądu bota</text:span></text:p>
              </text:list-item>
              <text:list-item>
                <text:p text:style-name="P9"><text:span text:style-name="T6"><text:s/></text:span><text:span text:style-name="T6">Komunikacja z dialogfl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66b3" draw:end-color="#ffffff" draw:start-intensity="100%" draw:end-intensity="100%" draw:angle="0" draw:border="0%"/>
    <draw:gradient draw:name="gradient" draw:style="linear" draw:start-color="#0066b3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21:50:06.911680821</meta:creation-date>
    <meta:editing-duration>PT37S</meta:editing-duration>
    <meta:editing-cycles>2</meta:editing-cycles>
    <meta:generator>LibreOffice/6.0.3.2$Linux_X86_64 LibreOffice_project/00m0$Build-2</meta:generator>
    <dc:title>Bright Blue</dc:title>
    <dc:date>2018-05-08T22:01:34.287615590</dc:date>
    <meta:document-statistic meta:object-count="35"/>
  </office:meta>
</office:document-meta>
</file>